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4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2.5673in"/>
    </style:style>
    <style:style style:name="co4" style:family="table-column">
      <style:table-column-properties fo:break-before="auto" style:column-width="2.095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c9211e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color="#c9211e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8e8e8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8e8e8"/>
    </style:style>
    <style:style style:name="ce7" style:family="table-cell" style:parent-style-name="Default" style:data-style-name="N61">
      <style:table-cell-properties fo:background-color="#e8e8e8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7ffe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1" office:value-type="string" calcext:value-type="string">
            <text:p>OSAMA VS Legacy (Energy)</text:p>
          </table:table-cell>
          <table:table-cell table:style-name="ce5" office:value-type="string" calcext:value-type="string">
            <text:p>Orange Legacy</text:p>
          </table:table-cell>
          <table:table-cell table:style-name="ce5" office:value-type="string" calcext:value-type="string">
            <text:p>OSAMA</text:p>
          </table:table-cell>
          <table:table-cell table:style-name="ce9" office:value-type="string" calcext:value-type="string">
            <text:p>Energy gain (joule)</text:p>
          </table:table-cell>
        </table:table-row>
        <table:table-row table:style-name="ro1">
          <table:table-cell office:value-type="string" calcext:value-type="string">
            <text:p>Config 01</text:p>
          </table:table-cell>
          <table:table-cell table:formula="of:=230173927103.574+14417274239.8804" office:value-type="float" office:value="244591201343.454" calcext:value-type="float">
            <text:p>244591201343,454</text:p>
          </table:table-cell>
          <table:table-cell table:style-name="ce7" office:value-type="float" office:value="244586949000" calcext:value-type="float">
            <text:p>2,45E+11</text:p>
          </table:table-cell>
          <table:table-cell table:formula="of:=[.B2]-[.C2]" office:value-type="float" office:value="4252343.45440674" calcext:value-type="float">
            <text:p>4252343,45440674</text:p>
          </table:table-cell>
        </table:table-row>
        <table:table-row table:style-name="ro1">
          <table:table-cell office:value-type="string" calcext:value-type="string">
            <text:p>Config 02</text:p>
          </table:table-cell>
          <table:table-cell table:formula="of:=230178011053.189+14417274239.8804*2" office:value-type="float" office:value="259012559532.95" calcext:value-type="float">
            <text:p>259012559532,95</text:p>
          </table:table-cell>
          <table:table-cell table:formula="of:=230169699091.106+14417274239.8804*2" office:value-type="float" office:value="259004247570.867" calcext:value-type="float">
            <text:p>259004247570,867</text:p>
          </table:table-cell>
          <table:table-cell table:formula="of:=[.B3]-[.C3]" office:value-type="float" office:value="8311962.08300781" calcext:value-type="float">
            <text:p>8311962,08300781</text:p>
          </table:table-cell>
        </table:table-row>
        <table:table-row table:style-name="ro1">
          <table:table-cell office:value-type="string" calcext:value-type="string">
            <text:p>Config 03</text:p>
          </table:table-cell>
          <table:table-cell table:formula="of:=230181908222.73+14417274239.8804*3" office:value-type="float" office:value="273433730942.371" calcext:value-type="float">
            <text:p>273433730942,371</text:p>
          </table:table-cell>
          <table:table-cell table:formula="of:=230169723501.133+14417274239.8804*3" office:value-type="float" office:value="273421546220.774" calcext:value-type="float">
            <text:p>273421546220,774</text:p>
          </table:table-cell>
          <table:table-cell table:formula="of:=[.B4]-[.C4]" office:value-type="float" office:value="12184721.5970154" calcext:value-type="float">
            <text:p>12184721,5970154</text:p>
          </table:table-cell>
        </table:table-row>
        <table:table-row table:style-name="ro1">
          <table:table-cell office:value-type="string" calcext:value-type="string">
            <text:p>Config 04</text:p>
          </table:table-cell>
          <table:table-cell table:formula="of:=14417274239.8804*4+230186015165.365" office:value-type="float" office:value="287855112124.887" calcext:value-type="float">
            <text:p>287855112124,887</text:p>
          </table:table-cell>
          <table:table-cell table:formula="of:=230169747833.834+14417274239.8804*4" office:value-type="float" office:value="287838844793.356" calcext:value-type="float">
            <text:p>287838844793,356</text:p>
          </table:table-cell>
          <table:table-cell table:formula="of:=[.B5]-[.C5]" office:value-type="float" office:value="16267331.5310059" calcext:value-type="float">
            <text:p>16267331,5310059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OSAMA VS Legacy (Network Usage)</text:p>
          </table:table-cell>
          <table:table-cell table:number-columns-repeated="2"/>
          <table:table-cell table:style-name="ce9" office:value-type="string" calcext:value-type="string">
            <text:p>Network Usage gain (bytes)</text:p>
          </table:table-cell>
        </table:table-row>
        <table:table-row table:style-name="ro1">
          <table:table-cell office:value-type="string" calcext:value-type="string">
            <text:p>Config 01</text:p>
          </table:table-cell>
          <table:table-cell office:value-type="float" office:value="127.293171296296" calcext:value-type="float">
            <text:p>127,293171296296</text:p>
          </table:table-cell>
          <table:table-cell office:value-type="float" office:value="2.10688657407407" calcext:value-type="float">
            <text:p>2,10688657407407</text:p>
          </table:table-cell>
          <table:table-cell table:formula="of:=[.B8]-[.C8]" office:value-type="float" office:value="125.186284722222" calcext:value-type="float">
            <text:p>125,186284722222</text:p>
          </table:table-cell>
        </table:table-row>
        <table:table-row table:style-name="ro1">
          <table:table-cell office:value-type="string" calcext:value-type="string">
            <text:p>Config 02</text:p>
          </table:table-cell>
          <table:table-cell office:value-type="float" office:value="277.132523148148" calcext:value-type="float">
            <text:p>277,132523148148</text:p>
          </table:table-cell>
          <table:table-cell office:value-type="float" office:value="4.48773148148148" calcext:value-type="float">
            <text:p>4,48773148148148</text:p>
          </table:table-cell>
          <table:table-cell table:formula="of:=[.B9]-[.C9]" office:value-type="float" office:value="272.644791666666" calcext:value-type="float">
            <text:p>272,644791666666</text:p>
          </table:table-cell>
        </table:table-row>
        <table:table-row table:style-name="ro1">
          <table:table-cell office:value-type="string" calcext:value-type="string">
            <text:p>Config 03</text:p>
          </table:table-cell>
          <table:table-cell office:value-type="float" office:value="449.349768518519" calcext:value-type="float">
            <text:p>449,349768518519</text:p>
          </table:table-cell>
          <table:table-cell office:value-type="float" office:value="7.14253472222222" calcext:value-type="float">
            <text:p>7,14253472222222</text:p>
          </table:table-cell>
          <table:table-cell table:formula="of:=[.B10]-[.C10]" office:value-type="float" office:value="442.207233796297" calcext:value-type="float">
            <text:p>442,207233796297</text:p>
          </table:table-cell>
        </table:table-row>
        <table:table-row table:style-name="ro1">
          <table:table-cell office:value-type="string" calcext:value-type="string">
            <text:p>Config 04</text:p>
          </table:table-cell>
          <table:table-cell office:value-type="float" office:value="657.24837962963" calcext:value-type="float">
            <text:p>657,24837962963</text:p>
          </table:table-cell>
          <table:table-cell office:value-type="float" office:value="10.0712962962963" calcext:value-type="float">
            <text:p>10,0712962962963</text:p>
          </table:table-cell>
          <table:table-cell table:formula="of:=[.B11]-[.C11]" office:value-type="float" office:value="647.177083333334" calcext:value-type="float">
            <text:p>647,177083333334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OSAMA VS Legacy (Cloud Cost)</text:p>
          </table:table-cell>
          <table:table-cell table:number-columns-repeated="2"/>
          <table:table-cell table:style-name="ce9" office:value-type="string" calcext:value-type="string">
            <text:p>Cloud Cost gain (cost unit)</text:p>
          </table:table-cell>
        </table:table-row>
        <table:table-row table:style-name="ro1">
          <table:table-cell table:style-name="ce4" office:value-type="string" calcext:value-type="string">
            <text:p>Config 01</text:p>
          </table:table-cell>
          <table:table-cell office:value-type="float" office:value="6134627.84378342" calcext:value-type="float">
            <text:p>6134627,84378342</text:p>
          </table:table-cell>
          <table:table-cell office:value-type="float" office:value="105996.599201722" calcext:value-type="float">
            <text:p>105996,599201722</text:p>
          </table:table-cell>
          <table:table-cell table:formula="of:=[.B14]-[.C14]" office:value-type="float" office:value="6028631.2445817" calcext:value-type="float">
            <text:p>6028631,2445817</text:p>
          </table:table-cell>
        </table:table-row>
        <table:table-row table:style-name="ro1">
          <table:table-cell table:style-name="ce4" office:value-type="string" calcext:value-type="string">
            <text:p>Config 02</text:p>
          </table:table-cell>
          <table:table-cell table:style-name="ce7" office:value-type="float" office:value="11924531.0850457" calcext:value-type="float">
            <text:p>1,19E+07</text:p>
          </table:table-cell>
          <table:table-cell office:value-type="float" office:value="140483.601804608" calcext:value-type="float">
            <text:p>140483,601804608</text:p>
          </table:table-cell>
          <table:table-cell table:formula="of:=[.B15]-[.C15]" office:value-type="float" office:value="11784047.4832411" calcext:value-type="float">
            <text:p>11784047,4832411</text:p>
          </table:table-cell>
        </table:table-row>
        <table:table-row table:style-name="ro1">
          <table:table-cell table:style-name="ce4" office:value-type="string" calcext:value-type="string">
            <text:p>Config 03</text:p>
          </table:table-cell>
          <table:table-cell table:style-name="ce7" office:value-type="float" office:value="17449632.3269087" calcext:value-type="float">
            <text:p>1,74E+07</text:p>
          </table:table-cell>
          <table:table-cell office:value-type="float" office:value="175090.20381751" calcext:value-type="float">
            <text:p>175090,20381751</text:p>
          </table:table-cell>
          <table:table-cell table:formula="of:=[.B16]-[.C16]" office:value-type="float" office:value="17274542.1230912" calcext:value-type="float">
            <text:p>17274542,1230912</text:p>
          </table:table-cell>
        </table:table-row>
        <table:table-row table:style-name="ro1">
          <table:table-cell table:style-name="ce4" office:value-type="string" calcext:value-type="string">
            <text:p>Config 04</text:p>
          </table:table-cell>
          <table:table-cell table:style-name="ce7" office:value-type="float" office:value="23272133.3699666" calcext:value-type="float">
            <text:p>2,33E+07</text:p>
          </table:table-cell>
          <table:table-cell office:value-type="float" office:value="209587.20213705" calcext:value-type="float">
            <text:p>209587,20213705</text:p>
          </table:table-cell>
          <table:table-cell table:formula="of:=[.B17]-[.C17]" office:value-type="float" office:value="23062546.1678295" calcext:value-type="float">
            <text:p>23062546,1678295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OSAMA VS Legacy (Execution Time)</text:p>
          </table:table-cell>
          <table:table-cell table:number-columns-repeated="2"/>
          <table:table-cell table:style-name="ce9" office:value-type="string" calcext:value-type="string">
            <text:p>Execution time saving (second)</text:p>
          </table:table-cell>
        </table:table-row>
        <table:table-row table:style-name="ro1">
          <table:table-cell office:value-type="string" calcext:value-type="string">
            <text:p>Config 01</text:p>
          </table:table-cell>
          <table:table-cell office:value-type="float" office:value="8899" calcext:value-type="float">
            <text:p>8899</text:p>
          </table:table-cell>
          <table:table-cell office:value-type="float" office:value="2600" calcext:value-type="float">
            <text:p>2600</text:p>
          </table:table-cell>
          <table:table-cell table:formula="of:=[.B20]-[.C20]" office:value-type="float" office:value="6299" calcext:value-type="float">
            <text:p>6299</text:p>
          </table:table-cell>
        </table:table-row>
        <table:table-row table:style-name="ro1">
          <table:table-cell office:value-type="string" calcext:value-type="string">
            <text:p>Config 02</text:p>
          </table:table-cell>
          <table:table-cell office:value-type="float" office:value="18760" calcext:value-type="float">
            <text:p>18760</text:p>
          </table:table-cell>
          <table:table-cell office:value-type="float" office:value="3506" calcext:value-type="float">
            <text:p>3506</text:p>
          </table:table-cell>
          <table:table-cell table:formula="of:=[.B21]-[.C21]" office:value-type="float" office:value="15254" calcext:value-type="float">
            <text:p>15254</text:p>
          </table:table-cell>
        </table:table-row>
        <table:table-row table:style-name="ro1">
          <table:table-cell office:value-type="string" calcext:value-type="string">
            <text:p>Config 03</text:p>
          </table:table-cell>
          <table:table-cell office:value-type="float" office:value="33067" calcext:value-type="float">
            <text:p>33067</text:p>
          </table:table-cell>
          <table:table-cell office:value-type="float" office:value="4606" calcext:value-type="float">
            <text:p>4606</text:p>
          </table:table-cell>
          <table:table-cell table:formula="of:=[.B22]-[.C22]" office:value-type="float" office:value="28461" calcext:value-type="float">
            <text:p>28461</text:p>
          </table:table-cell>
        </table:table-row>
        <table:table-row table:style-name="ro1">
          <table:table-cell office:value-type="string" calcext:value-type="string">
            <text:p>Config 04</text:p>
          </table:table-cell>
          <table:table-cell office:value-type="float" office:value="42423" calcext:value-type="float">
            <text:p>42423</text:p>
          </table:table-cell>
          <table:table-cell office:value-type="float" office:value="5443" calcext:value-type="float">
            <text:p>5443</text:p>
          </table:table-cell>
          <table:table-cell table:formula="of:=[.B23]-[.C23]" office:value-type="float" office:value="36980" calcext:value-type="float">
            <text:p>36980</text:p>
          </table:table-cell>
        </table:table-row>
        <table:table-row table:style-name="ro1">
          <table:table-cell table:style-name="Default"/>
          <table:table-cell table:style-name="ce8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4T15:05:41.225617661</meta:creation-date>
    <dc:date>2023-06-14T15:15:58.583205163</dc:date>
    <meta:editing-duration>PT10M17S</meta:editing-duration>
    <meta:editing-cycles>2</meta:editing-cycles>
    <meta:generator>LibreOffice/6.4.7.2$Linux_X86_64 LibreOffice_project/40$Build-2</meta:generator>
    <meta:document-statistic meta:table-count="1" meta:cell-count="74" meta:object-count="0"/>
  </office:meta>
</office:document-meta>
</file>